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Generator.generateStatic( CodeEmitter e , Context context , List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spatcherGenerator.DispatcherGenerator( boolean proxy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Generator.generate( ClassEmitter ce , Context context , List metho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